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4ff7" officeooo:paragraph-rsid="00134ff7"/>
    </style:style>
    <style:style style:name="P2" style:family="paragraph" style:parent-style-name="Standard">
      <style:text-properties officeooo:rsid="00152611" officeooo:paragraph-rsid="00152611"/>
    </style:style>
    <style:style style:name="P3" style:family="paragraph" style:parent-style-name="Standard">
      <style:text-properties officeooo:rsid="0016bd4c" officeooo:paragraph-rsid="0016bd4c"/>
    </style:style>
    <style:style style:name="P4" style:family="paragraph" style:parent-style-name="Standard">
      <style:text-properties officeooo:rsid="00134ff7" officeooo:paragraph-rsid="00174fd8"/>
    </style:style>
    <style:style style:name="T1" style:family="text">
      <style:text-properties officeooo:rsid="0013b950"/>
    </style:style>
    <style:style style:name="T2" style:family="text">
      <style:text-properties officeooo:rsid="00163e11"/>
    </style:style>
    <style:style style:name="T3" style:family="text">
      <style:text-properties officeooo:rsid="0016bd4c"/>
    </style:style>
    <style:style style:name="T4" style:family="text">
      <style:text-properties officeooo:rsid="00174f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nstack</text:p>
      <text:p text:style-name="P3">Que es?</text:p>
      <text:p text:style-name="P3">Modulos</text:p>
      <text:p text:style-name="P3">explicacion de cada uno de los modulos</text:p>
      <text:p text:style-name="P4"><text:span text:style-name="T3">cales usaremos en el proyecto</text:span></text:p>
      <text:p text:style-name="P4"/>
      <text:p text:style-name="P4"><text:span text:style-name="T4">Competidores: Eucalyptus, Apache CloudStack</text:span><text:line-break/><text:line-break/>Ubuntu 12.04 LTS Server</text:p>
      <text:p text:style-name="P1"/>
      <text:p text:style-name="P1">Ubuntu está <text:span text:style-name="T1">desarrollada y </text:span>soportada por una gran compañía como es Canonical.</text:p>
      <text:p text:style-name="P1">Es una de las distribuciones soportadas oficialmente por el proyecto OpenStack</text:p>
      <text:p text:style-name="P1">Gracias a su sistema de repostirios (PPAs) es facil disponer de una version actualizada y adaptada a nestro sistema sin requerisrnos demasiado esfuerzo</text:p>
      <text:p text:style-name="P1">Amplia domnutación disponible en la red.</text:p>
      <text:p text:style-name="P1">Es una versión LTS (Long Term Support) con soporte oficial por parte de Canonical hasta 2017 ¿?</text:p>
      <text:p text:style-name="P1">Numerosos parches y mejoras han sido lanzadas desde su lanzamiento en abril 2012, haciendo de esta distribución una de la más seguras y estables.</text:p>
      <text:p text:style-name="P1"/>
      <text:p text:style-name="P2">Otras opciones:</text:p>
      <text:p text:style-name="P2">Debian: madre de Ubuntu, pone su enfasis en la estabilidad por encima de todo. Este empeño hace que muchos de los paquees que la conforman no estén estaancads en versiones antiguas y muy estables.</text:p>
      <text:p text:style-name="P2">Debian es comunitaria sin una empresa que la soporte.</text:p>
      <text:p text:style-name="P2"/>
      <text:p text:style-name="P2">RHEL y derivadas <text:span text:style-name="T2">(Scientific Linux, CentOS y Fedora)</text:span>: posiblemente el rival mas duro respecto a Ubuntu. Muvhas documentacion en linea y amplia comunidad de usuarios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16:45:40.008838950</meta:creation-date>
    <dc:date>2014-02-02T11:56:16.526338383</dc:date>
    <meta:editing-duration>PT6M39S</meta:editing-duration>
    <meta:editing-cycles>6</meta:editing-cycles>
    <meta:generator>LibreOffice/4.1.4.2$Linux_X86_64 LibreOffice_project/410m0$Build-2</meta:generator>
    <meta:document-statistic meta:table-count="0" meta:image-count="0" meta:object-count="0" meta:page-count="1" meta:paragraph-count="16" meta:word-count="187" meta:character-count="1173" meta:non-whitespace-character-count="1001"/>
  </office:meta>
</office:document-meta>
</file>